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fo:font-weight="bold" officeooo:rsid="00007dc4" officeooo:paragraph-rsid="0001ed98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fo:font-weight="bold" officeooo:rsid="00007dc4" officeooo:paragraph-rsid="00007dc4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fo:font-weight="normal" officeooo:rsid="00007dc4" officeooo:paragraph-rsid="00007dc4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01ed98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Kubernatics</text:span> Implemenation </text:p>
      <text:p text:style-name="P1"><text:span text:style-name="T2"/></text:p>
      <text:p text:style-name="P1"><text:span text:style-name="T2"/></text:p>
      <text:p text:style-name="P1"><text:span text:style-name="T3">Step 1.</text:span></text:p>
      <text:p text:style-name="P3">Run both Master &amp; Worker</text:p>
      <text:p text:style-name="P3"/>
      <text:p text:style-name="P3">sudo apt-get update</text:p>
      <text:p text:style-name="P3">sudo apt-get install docker.io</text:p>
      <text:p text:style-name="P3">sudo apt-get update</text:p>
      <text:p text:style-name="P3">sudo apt-get update &amp;&amp; sudo apt-get install -y apt-transport-https curl</text:p>
      <text:p text:style-name="P3">curl -s https://packages.cloud.google.com/apt/doc/apt-key.gpg | sudo apt-key add -</text:p>
      <text:p text:style-name="P3">cat &lt;&lt;EOF | sudo tee /etc/apt/sources.list.d/kubernetes.list</text:p>
      <text:p text:style-name="P3">deb https://apt.kubernetes.io/ kubernetes-xenial main</text:p>
      <text:p text:style-name="P3">EOF</text:p>
      <text:p text:style-name="P3">sudo apt-get update</text:p>
      <text:p text:style-name="P3">sudo apt-get install -y kubelet kubeadm kubectl</text:p>
      <text:p text:style-name="P3"/>
      <text:p text:style-name="P3"/>
      <text:p text:style-name="P3"/>
      <text:p text:style-name="P3"/>
      <text:p text:style-name="P2">Step 2 </text:p>
      <text:p text:style-name="P3">Run on Master</text:p>
      <text:p text:style-name="P3">kubeadm init --apiserver-advertise-address=172.31.33.177 --pod-network-cidr=192.168.0.0/16</text:p>
      <text:p text:style-name="P3">systemctl enable docker.service</text:p>
      <text:p text:style-name="P3">kubeadm init --apiserver-advertise-address=172.31.33.177 --pod-network-cidr=192.168.0.0/16 --ignore-preflight-errors=NumCPU</text:p>
      <text:p text:style-name="P3"/>
      <text:p text:style-name="P3"/>
      <text:p text:style-name="P2"/>
      <text:p text:style-name="P2">Step 3</text:p>
      <text:p text:style-name="P3">run on slave</text:p>
      <text:p text:style-name="P3">systemctl enable docker.service</text:p>
      <text:p text:style-name="P3">kubeadm join 172.31.33.177:6443 --token c72amd.8h4i42waymfe841b \</text:p>
      <text:p text:style-name="P3"><text:s text:c="4"/>--discovery-token-ca-cert-hash sha256:2fee1e1b32d131372096e26382f80b64b253e98bed8bf44ccd9da85400569e07</text:p>
      <text:p text:style-name="P3"/>
      <text:p text:style-name="P3"/>
      <text:p text:style-name="P3"/>
      <text:p text:style-name="P3"><text:soft-page-break/>Recommended /etc/docker/daemon.json </text:p>
      <text:p text:style-name="P3"/>
      <text:p text:style-name="P3">{</text:p>
      <text:p text:style-name="P3"><text:s text:c="2"/>"exec-opts": ["native.cgroupdriver=systemd"],</text:p>
      <text:p text:style-name="P3"><text:s text:c="2"/>"log-driver": "json-file",</text:p>
      <text:p text:style-name="P3"><text:s text:c="2"/>"log-opts": {</text:p>
      <text:p text:style-name="P3"><text:s text:c="4"/>"max-size": "100m"</text:p>
      <text:p text:style-name="P3"><text:s text:c="2"/>},</text:p>
      <text:p text:style-name="P3"><text:s text:c="2"/>"storage-driver": "overlay2"</text:p>
      <text:p text:style-name="P3">}</text:p>
      <text:p text:style-name="P3">open </text:p>
      <text:p text:style-name="P3"/>
      <text:p text:style-name="P3"/>
      <text:p text:style-name="P2">Step 4</text:p>
      <text:p text:style-name="P3">command on master node to configure path </text:p>
      <text:p text:style-name="P3">mkdir -p $HOME/.kube</text:p>
      <text:p text:style-name="P3"><text:s text:c="2"/>sudo cp -i /etc/kubernetes/admin.conf $HOME/.kube/config</text:p>
      <text:p text:style-name="P3"><text:s text:c="2"/>sudo chown $(id -u):$(id -g) $HOME/.kube/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3:21:03.502564230</meta:creation-date>
    <dc:date>2020-11-24T13:24:45.241739004</dc:date>
    <meta:editing-duration>PT2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137" meta:character-count="1309" meta:non-whitespace-character-count="1188"/>
  </office:meta>
</office:document-meta>
</file>